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E000000B04315BCCE9EC1BDA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3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11E000000B04315BCCE9EC1BDA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8d6e63" draw:end-color="#66bb6a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80%" draw:shadow-offset-x="0.203cm" draw:shadow-offset-y="0.203cm" draw:shadow-opacity="8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4:45:34.849773473</meta:creation-date>
    <dc:date>2023-04-26T14:59:16.884017648</dc:date>
    <meta:editing-duration>PT13M45S</meta:editing-duration>
    <meta:editing-cycles>1</meta:editing-cycles>
    <meta:document-statistic meta:object-count="1"/>
    <meta:generator>LibreOffice/7.4.6.2$Linux_X86_64 LibreOffice_project/40$Build-2</meta:generator>
  </office:meta>
</office:document-meta>
</file>